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*[.F5]" office:value-type="currency" office:currency="EUR" office:value="72">
            <text:p>€ 72,00</text:p>
          </table:table-cell>
          <table:table-cell table:formula="of:=SUMIF([.D2:.D61]; &quot;toscana&quot;; 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*[.F6]" office:value-type="currency" office:currency="EUR" office:value="15">
            <text:p>€ 15,00</text:p>
          </table:table-cell>
          <table:table-cell table:style-name="ce8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0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0:08</dc:date>
    <meta:generator>OpenOffice/4.1.15$Unix OpenOffice.org_project/4115m2$Build-9813</meta:generator>
    <meta:editing-duration>PT8S</meta:editing-duration>
    <meta:editing-cycles>1</meta:editing-cycles>
    <meta:document-statistic meta:table-count="1" meta:cell-count="554" meta:object-count="0"/>
  </office:meta>
</office:document-meta>
</file>